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  <style:style style:name="P6" style:family="paragraph" style:parent-style-name="Text_20_body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text-underline-style="none" fo:font-weight="normal" style:font-weight-asian="normal" style:font-weight-complex="normal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%=remLineWhenBlank(recapitulatifEntreprise_texte_caisse_debut,-1)=%</text:p>
      <text:p text:style-name="P4">%=remLineWhenBlank(recapitulatifEntreprise_texteProvisoire,-1)=%</text:p>
      <text:p text:style-name="P3">%=remLineWhenBlank(recapitulatifEntreprise_texteProvisoireAllocVer,-1)=%</text:p>
      <text:p text:style-name="P5">%#include AL/CCVD/recapitulatifEntreprise/listeRecapitulatifEntreprise#%</text:p>
      <text:p text:style-name="Standard">%=remLineWhenBlank(recapitulatifEntreprise_texte_caisse_fin,-2)=%</text:p>
      <text:p text:style-name="Standard"/>
      <text:p text:style-name="Standard"/>
      <text:p text:style-name="Standard">%=remLineWhenBlank(recapitulatifEntreprise_date_signature,-3)=%</text:p>
      <text:p text:style-name="Standard"/>
      <text:p text:style-name="Standard"/>
      <text:p text:style-name="Standard">%=remLineWhenBlank(recapitulatifEntreprise_texte_droit_acquis_vaud,-2)=%</text:p>
      <text:p text:style-name="Standard">%=pushToEnd(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M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text-underline-style="none" fo:font-weight="normal" style:font-weight-asian="normal" style:font-weight-complex="normal"/>
    </style:style>
    <style:style style:name="MP3" style:family="paragraph" style:parent-style-name="Text_20_body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text-underline-style="none" fo:font-weight="normal" style:font-weight-asian="normal" style:font-weight-complex="normal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1.501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Standard">%#include AL_entete#%<text:line-break/></text:p>
        <text:p text:style-name="Standard"/>
        <text:p text:style-name="Standard"/>
        <text:p text:style-name="Standard"/>
        <text:p text:style-name="Standard"/>
        <text:p text:style-name="MP1">%#include AL/CCVD/commun/dateAdresse/dateAdresse#%<text:line-break/><text:line-break/><text:span text:style-name="MT1">%=recapitulatifEntreprise_periode_label=% %=recapitulatifEntreprise_periode=%</text:span></text:p>
        <text:p text:style-name="MP2"/>
        <text:p text:style-name="MP3">%=recapitulatifEntreprise_affilie=% - %=recapitulatifEntreprise_recap_label=% %=recapitulatifEntreprise_recap_num=% %=recapitulatifEntreprise_alloc_label=%</text:p>
      </style:header>
      <style:footer>
        <text:p text:style-name="MP4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date>2015-11-12T14:26:14.07</dc:date>
    <meta:editing-cycles>90</meta:editing-cycles>
    <meta:editing-duration>PT10H22M52S</meta:editing-duration>
    <meta:document-statistic meta:table-count="0" meta:image-count="0" meta:object-count="0" meta:page-count="1" meta:paragraph-count="12" meta:word-count="21" meta:character-count="799"/>
    <meta:user-defined meta:name="Info 1"/>
    <meta:user-defined meta:name="Info 2"/>
    <meta:user-defined meta:name="Info 3"/>
    <meta:user-defined meta:name="Info 4"/>
  </office:meta>
</office:document-meta>
</file>